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nstructing Speech from Human Auditory Cortex – Pasley (2012)</text:p>
      <text:list xml:id="list1511218168" text:style-name="L1">
        <text:list-item>
          <text:p text:style-name="P1">using population neural responses to reconstruct the spectro-temporal auditory features of spoken works and continuous sentences</text:p>
        </text:list-item>
        <text:list-item>
          <text:p text:style-name="P1">stimulus reconstruction using spectral and temporal envelope modulations</text:p>
        </text:list-item>
        <text:list-item>
          <text:p text:style-name="P1">results support the idea of an emergent population-level representation of temporal modulation energy in primate auditory cortex</text:p>
        </text:list-item>
        <text:list-item>
          <text:p text:style-name="P1">in the central auditory pathway, phase-locking to the stimulus waveform is rare, and waveform reconstruction would be expected to fail. Instead, many neurons phase-lock to the spectrogram envelope. </text:p>
          <text:list>
            <text:list-item>
              <text:p text:style-name="P1">Joris PX, Schreiner CE, Rees A (2004) Neural processing of amplitude- modulated sounds. Physiol Rev 84: 541–577.</text:p>
            </text:list-item>
          </text:list>
        </text:list-item>
      </text:list>
      <text:p text:style-name="Standard"/>
      <text:p text:style-name="Standard">Attentional selection in a cocktail party environment can be decoded from single-trial EEG – O'Sullivan (2014)</text:p>
      <text:list xml:id="list2085109833" text:style-name="L3">
        <text:list-item>
          <text:p text:style-name="P2">selective attention in a multispeaker environment can be decoded using unaveraged single-trial EEG</text:p>
        </text:list-item>
      </text:list>
      <text:p text:style-name="Standard"/>
      <text:p text:style-name="Standard">Cortical Signatures of Heard and Imagined speech envelopes – Deng (2013)</text:p>
      <text:list xml:id="list1111229277" text:style-name="L4">
        <text:list-item>
          <text:p text:style-name="P3">EEG – ICA – dipole localization</text:p>
        </text:list-item>
        <text:list-item>
          <text:p text:style-name="P3">cross correlated speech envelopes with EEG component responses</text:p>
        </text:list-item>
        <text:list-item>
          <text:p text:style-name="P3">maximum cross correlation values within a window are used to determine matching speech envelope</text:p>
        </text:list-item>
        <text:list-item>
          <text:p text:style-name="P3">the same analysis done on heard speech can be done on imagined speech</text:p>
        </text:list-item>
        <text:list-item>
          <text:p text:style-name="P3">duration matters – more EEG data, better classification (especially in imagination)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4:03:21</meta:creation-date>
    <dc:date>2015-03-29T18:46:33</dc:date>
    <meta:editing-duration>PT1H4M28S</meta:editing-duration>
    <meta:editing-cycles>4</meta:editing-cycles>
    <meta:generator>LibreOffice/3.5$MacOSX_x86 LibreOffice_project/e0fbe70-dcba98b-297ab39-994e618-0f858f0</meta:generator>
    <meta:document-statistic meta:table-count="0" meta:image-count="0" meta:object-count="0" meta:page-count="1" meta:paragraph-count="14" meta:word-count="198" meta:character-count="1333" meta:non-whitespace-character-count="1159"/>
  </office:meta>
</office:document-meta>
</file>